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8.05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_IDOBJ</text:p>
          </table:table-cell>
          <table:table-cell office:value-type="string" calcext:value-type="string">
            <text:p>NOM_COMPLET</text:p>
          </table:table-cell>
          <table:table-cell office:value-type="string" calcext:value-type="string">
            <text:p>LIBELLE_PERIODE</text:p>
          </table:table-cell>
          <table:table-cell table:style-name="Default" office:value-type="string" calcext:value-type="string">
            <text:p>DATE_DEBUT</text:p>
          </table:table-cell>
          <table:table-cell table:style-name="Default" office:value-type="string" calcext:value-type="string">
            <text:p>DATE_FIN</text:p>
          </table:table-cell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HEURE_DEBUT</text:p>
          </table:table-cell>
          <table:table-cell table:style-name="Default" office:value-type="string" calcext:value-type="string">
            <text:p>HEURE_FIN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DÉCHÈTERIE DE LA MONTAGN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DÉCHÈTERIE D'ORVAULT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ÉCHÈTERIE DE CARQUEF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DÉCHÈTERIE DE LA CHAPELLE SUR ERD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DÉCHÈTERIE DE MAUVES SUR L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1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ÉCHÈTERIE DE LA PRAIRIE DE MAUV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DÉCHÈTERIE DE REZÉ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ÉCHÈTERIE DE SAINT SÉBASTIE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DÉCHÈTERIE DE SAINT AIGNAN GRAND LIE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DÉCHÈTERIE DE SAINT HERBLAIN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DÉCHÈTERIE DE SAINT JEAN DE BOISEA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DÉCHÈTERIE DE VERTOU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COPOINT DERVALLIÈRES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COPOINT LA BEAUJOIR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1: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COPOINT VIARME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4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COPOINT CHANTENAY</text:p>
          </table:table-cell>
          <table:table-cell office:value-type="string" calcext:value-type="string">
            <text:p>ANNEE 2015</text:p>
          </table:table-cell>
          <table:table-cell office:value-type="string" calcext:value-type="string">
            <text:p>01/01/2015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7: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8" meta:object-count="0"/>
    <meta:generator>LibreOffice/4.2.6.3$Windows_x86 LibreOffice_project/3fd416d4c6db7d3204c17ce57a1d70f6e531ee21</meta:generator>
  </office:meta>
</office:document-meta>
</file>